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 style:data-style-name="N2" text:time-value="22:31:28.50869136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0-19T22:31:44.411015036</dc:date>
    <meta:editing-duration>PT7H15M8S</meta:editing-duration>
    <meta:editing-cycles>111</meta:editing-cycles>
    <meta:generator>LibreOffice/4.2.6.3$Linux_X86_64 LibreOffice_project/420m0$Build-3</meta:generator>
    <meta:document-statistic meta:table-count="1" meta:cell-count="6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8cm" svg:width="91.297cm" svg:height="21.126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